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3"/>
  <manifest:file-entry manifest:media-type="image/png" manifest:full-path="Thumbnails/thumbnail.png"/>
  <manifest:file-entry manifest:media-type="text/xml" manifest:full-path="content.xml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" manifest:full-path="Scripts/javascript/Library1/Macro1.js"/>
  <manifest:file-entry manifest:media-type="" manifest:full-path="Scripts/javascript/Library1/parcel-descriptor.xml"/>
  <manifest:file-entry manifest:media-type="application/binary" manifest:full-path="Scripts/javascript/Library1/"/>
  <manifest:file-entry manifest:media-type="application/binary" manifest:full-path="Scripts/javascript/"/>
  <manifest:file-entry manifest:media-type="application/binary" manifest:full-path="Scripts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1.072in"/>
    </style:style>
    <style:style style:name="co2" style:family="table-column">
      <style:table-column-properties fo:break-before="auto" style:column-width="1.4854in"/>
    </style:style>
    <style:style style:name="co3" style:family="table-column">
      <style:table-column-properties fo:break-before="auto" style:column-width="1.1272in"/>
    </style:style>
    <style:style style:name="co5" style:family="table-column">
      <style:table-column-properties fo:break-before="auto" style:column-width="1.1598in"/>
    </style:style>
    <style:style style:name="co4" style:family="table-column">
      <style:table-column-properties fo:break-before="auto" style:column-width="0.8925in"/>
    </style:style>
    <style:style style:name="co8" style:family="table-column">
      <style:table-column-properties fo:break-before="auto" style:column-width="1.5075in"/>
    </style:style>
    <style:style style:name="co9" style:family="table-column">
      <style:table-column-properties fo:break-before="auto" style:column-width="0.7425in"/>
    </style:style>
    <style:style style:name="co10" style:family="table-column">
      <style:table-column-properties fo:break-before="auto" style:column-width="2.3925in"/>
    </style:style>
    <style:style style:name="co11" style:family="table-column">
      <style:table-column-properties fo:break-before="auto" style:column-width="1.4in"/>
    </style:style>
    <style:style style:name="co12" style:family="table-column">
      <style:table-column-properties fo:break-before="auto" style:column-width="3.5854in"/>
    </style:style>
    <style:style style:name="co13" style:family="table-column">
      <style:table-column-properties fo:break-before="auto" style:column-width="2.5583in"/>
    </style:style>
    <style:style style:name="co14" style:family="table-column">
      <style:table-column-properties fo:break-before="auto" style:column-width="2.2744in"/>
    </style:style>
    <style:style style:name="co15" style:family="table-column">
      <style:table-column-properties fo:break-before="auto" style:column-width="2.0992in"/>
    </style:style>
    <style:style style:name="co16" style:family="table-column">
      <style:table-column-properties fo:break-before="auto" style:column-width="1.2583in"/>
    </style:style>
    <style:style style:name="co17" style:family="table-column">
      <style:table-column-properties fo:break-before="auto" style:column-width="7.2866in"/>
    </style:style>
    <style:style style:name="co18" style:family="table-column">
      <style:table-column-properties fo:break-before="auto" style:column-width="3.9547in"/>
    </style:style>
    <style:style style:name="co51" style:family="table-column">
      <style:table-column-properties fo:break-before="auto" style:column-width="1.4984in"/>
    </style:style>
    <style:style style:name="co52" style:family="table-column">
      <style:table-column-properties fo:break-before="auto" style:column-width="2.4575in"/>
    </style:style>
    <style:style style:name="co46" style:family="table-column">
      <style:table-column-properties fo:break-before="auto" style:column-width="1.1047in"/>
    </style:style>
    <style:style style:name="co47" style:family="table-column">
      <style:table-column-properties fo:break-before="auto" style:column-width="7.6146in"/>
    </style:style>
    <style:style style:name="co48" style:family="table-column">
      <style:table-column-properties fo:break-before="auto" style:column-width="1.302in"/>
    </style:style>
    <style:style style:name="co23" style:family="table-column">
      <style:table-column-properties fo:break-before="auto" style:column-width="0.9744in"/>
    </style:style>
    <style:style style:name="co24" style:family="table-column">
      <style:table-column-properties fo:break-before="auto" style:column-width="1.6728in"/>
    </style:style>
    <style:style style:name="co25" style:family="table-column">
      <style:table-column-properties fo:break-before="auto" style:column-width="1.5311in"/>
    </style:style>
    <style:style style:name="co26" style:family="table-column">
      <style:table-column-properties fo:break-before="auto" style:column-width="1.8154in"/>
    </style:style>
    <style:style style:name="co27" style:family="table-column">
      <style:table-column-properties fo:break-before="auto" style:column-width="0.7098in"/>
    </style:style>
    <style:style style:name="co28" style:family="table-column">
      <style:table-column-properties fo:break-before="auto" style:column-width="0.972in"/>
    </style:style>
    <style:style style:name="co29" style:family="table-column">
      <style:table-column-properties fo:break-before="auto" style:column-width="0.9173in"/>
    </style:style>
    <style:style style:name="co30" style:family="table-column">
      <style:table-column-properties fo:break-before="auto" style:column-width="1.0161in"/>
    </style:style>
    <style:style style:name="co31" style:family="table-column">
      <style:table-column-properties fo:break-before="auto" style:column-width="0.95in"/>
    </style:style>
    <style:style style:name="co32" style:family="table-column">
      <style:table-column-properties fo:break-before="auto" style:column-width="0.961in"/>
    </style:style>
    <style:style style:name="co33" style:family="table-column">
      <style:table-column-properties fo:break-before="auto" style:column-width="1.6492in"/>
    </style:style>
    <style:style style:name="co34" style:family="table-column">
      <style:table-column-properties fo:break-before="auto" style:column-width="2.3071in"/>
    </style:style>
    <style:style style:name="co35" style:family="table-column">
      <style:table-column-properties fo:break-before="auto" style:column-width="2.0862in"/>
    </style:style>
    <style:style style:name="co36" style:family="table-column">
      <style:table-column-properties fo:break-before="auto" style:column-width="1.75in"/>
    </style:style>
    <style:style style:name="co37" style:family="table-column">
      <style:table-column-properties fo:break-before="auto" style:column-width="1.2236in"/>
    </style:style>
    <style:style style:name="co38" style:family="table-column">
      <style:table-column-properties fo:break-before="auto" style:column-width="1.0484in"/>
    </style:style>
    <style:style style:name="co39" style:family="table-column">
      <style:table-column-properties fo:break-before="auto" style:column-width="1.0598in"/>
    </style:style>
    <style:style style:name="co40" style:family="table-column">
      <style:table-column-properties fo:break-before="auto" style:column-width="1.0925in"/>
    </style:style>
    <style:style style:name="co41" style:family="table-column">
      <style:table-column-properties fo:break-before="auto" style:column-width="1.2665in"/>
    </style:style>
    <style:style style:name="co42" style:family="table-column">
      <style:table-column-properties fo:break-before="auto" style:column-width="0.8299in"/>
    </style:style>
    <style:style style:name="co44" style:family="table-column">
      <style:table-column-properties fo:break-before="auto" style:column-width="3.3445in"/>
    </style:style>
    <style:style style:name="co45" style:family="table-column">
      <style:table-column-properties fo:break-before="auto" style:column-width="1.3673in"/>
    </style:style>
    <style:style style:name="co49" style:family="table-column">
      <style:table-column-properties fo:break-before="auto" style:column-width="1.5291in"/>
    </style:style>
    <style:style style:name="co50" style:family="table-column">
      <style:table-column-properties fo:break-before="auto" style:column-width="2.6783in"/>
    </style:style>
    <style:style style:name="co53" style:family="table-column">
      <style:table-column-properties fo:break-before="auto" style:column-width="1.9571in"/>
    </style:style>
    <style:style style:name="co54" style:family="table-column">
      <style:table-column-properties fo:break-before="auto" style:column-width="6.939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ro4" style:family="table-row">
      <style:table-row-properties style:row-height="1.0154in" fo:break-before="auto" style:use-optimal-row-height="true"/>
    </style:style>
    <style:style style:name="ro5" style:family="table-row">
      <style:table-row-properties style:row-height="0.7772in" fo:break-before="auto" style:use-optimal-row-height="true"/>
    </style:style>
    <style:style style:name="ro6" style:family="table-row">
      <style:table-row-properties style:row-height="0.683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e2" style:family="table-cell" style:parent-style-name="Default" style:data-style-name="N0"/>
    <style:style style:name="ce3" style:family="table-cell" style:parent-style-name="Default">
      <style:text-properties style:font-name="Arial" style:font-name-asian="微软雅黑" style:font-name-complex="Mangal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wrap-option="wrap"/>
    </style:style>
    <style:style style:name="ce5" style:family="table-cell" style:parent-style-name="Default" style:data-style-name="N117"/>
    <style:style style:name="ce6" style:family="table-cell" style:parent-style-name="Default" style:data-style-name="N2">
      <style:text-properties fo:font-weight="bold" style:font-weight-asian="bold" style:font-weight-complex="bold"/>
    </style:style>
    <style:style style:name="ce7" style:family="table-cell" style:parent-style-name="Default" style:data-style-name="N2"/>
    <style:style style:name="ce8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</style:style>
  </office:automatic-styles>
  <office:body>
    <office:spreadsheet>
      <table:table table:name="SQL00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REPORTTYPE</text:p>
          </table:table-cell>
          <table:table-cell office:value-type="string">
            <text:p>ALIASNAME</text:p>
          </table:table-cell>
          <table:table-cell office:value-type="string">
            <text:p>COLUMNINDEX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营业总收入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营业收入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利息收入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已赚保费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手续费及佣金收入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房地产销售收入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其他业务收入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营业总成本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营业成本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利息支出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手续费及佣金支出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房地产销售成本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研发费用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退保金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赔付支出净额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提取保险合同准备金净额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保单红利支出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分保费用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其他业务成本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营业税金及附加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销售费用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管理费用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财务费用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资产减值损失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公允价值变动收益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投资收益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对联营企业和合营企业的投资收益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汇兑收益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期货损益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托管收益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补贴收入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其他业务利润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营业利润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营业外收入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营业外支出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非流动资产处置损失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利润总额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所得税费用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未确认投资损失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净利润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归属于母公司所有者的净利润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被合并方在合并前实现净利润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少数股东损益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基本每股收益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稀释每股收益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销售商品、提供劳务收到的现金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客户存款和同业存放款项净增加额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向中央银行借款净增加额(万元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向其他金融机构拆入资金净增加额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收到原保险合同保费取得的现金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收到再保险业务现金净额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保户储金及投资款净增加额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处置交易性金融资产净增加额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收取利息、手续费及佣金的现金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拆入资金净增加额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回购业务资金净增加额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收到的税费返还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收到的其他与经营活动有关的现金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经营活动现金流入小计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购买商品、接受劳务支付的现金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客户贷款及垫款净增加额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存放中央银行和同业款项净增加额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支付原保险合同赔付款项的现金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支付利息、手续费及佣金的现金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支付保单红利的现金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支付给职工以及为职工支付的现金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支付的各项税费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支付的其他与经营活动有关的现金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经营活动现金流出小计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经营活动产生的现金流量净额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收回投资所收到的现金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取得投资收益所收到的现金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处置固定资产、无形资产和其他长期资产所收回的现金净额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处置子公司及其他营业单位收到的现金净额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收到的其他与投资活动有关的现金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减少质押和定期存款所收到的现金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投资活动现金流入小计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购建固定资产、无形资产和其他长期资产所支付的现金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投资所支付的现金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质押贷款净增加额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取得子公司及其他营业单位支付的现金净额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支付的其他与投资活动有关的现金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增加质押和定期存款所支付的现金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投资活动现金流出小计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投资活动产生的现金流量净额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吸收投资收到的现金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其中：子公司吸收少数股东投资收到的现金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取得借款收到的现金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发行债券收到的现金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收到其他与筹资活动有关的现金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筹资活动现金流入小计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偿还债务支付的现金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分配股利、利润或偿付利息所支付的现金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其中：子公司支付给少数股东的股利、利润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支付其他与筹资活动有关的现金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筹资活动现金流出小计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筹资活动产生的现金流量净额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汇率变动对现金及现金等价物的影响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现金及现金等价物净增加额</text:p>
          </table:table-cell>
          <table:table-cell office:value-type="float" office:value="54">
            <text:p>54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加:期初现金及现金等价物余额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期末现金及现金等价物余额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净利润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少数股东损益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未确认的投资损失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资产减值准备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固定资产折旧、油气资产折耗、生产性物资折旧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无形资产摊销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长期待摊费用摊销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待摊费用的减少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预提费用的增加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处置固定资产、无形资产和其他长期资产的损失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固定资产报废损失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公允价值变动损失</text:p>
          </table:table-cell>
          <table:table-cell office:value-type="float" office:value="68">
            <text:p>68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递延收益增加(减：减少)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预计负债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财务费用</text:p>
          </table:table-cell>
          <table:table-cell office:value-type="float" office:value="71">
            <text:p>7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投资损失</text:p>
          </table:table-cell>
          <table:table-cell office:value-type="float" office:value="72">
            <text:p>7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递延所得税资产减少</text:p>
          </table:table-cell>
          <table:table-cell office:value-type="float" office:value="73">
            <text:p>7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递延所得税负债增加</text:p>
          </table:table-cell>
          <table:table-cell office:value-type="float" office:value="74">
            <text:p>74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存货的减少</text:p>
          </table:table-cell>
          <table:table-cell office:value-type="float" office:value="75">
            <text:p>7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经营性应收项目的减少</text:p>
          </table:table-cell>
          <table:table-cell office:value-type="float" office:value="76">
            <text:p>7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经营性应付项目的增加</text:p>
          </table:table-cell>
          <table:table-cell office:value-type="float" office:value="77">
            <text:p>77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已完工尚未结算款的减少(减:增加)</text:p>
          </table:table-cell>
          <table:table-cell office:value-type="float" office:value="78">
            <text:p>78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已结算尚未完工款的增加(减:减少)</text:p>
          </table:table-cell>
          <table:table-cell office:value-type="float" office:value="79">
            <text:p>7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其他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经营活动产生现金流量净额</text:p>
          </table:table-cell>
          <table:table-cell office:value-type="float" office:value="81">
            <text:p>8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债务转为资本</text:p>
          </table:table-cell>
          <table:table-cell office:value-type="float" office:value="82">
            <text:p>8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一年内到期的可转换公司债券</text:p>
          </table:table-cell>
          <table:table-cell office:value-type="float" office:value="83">
            <text:p>8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融资租入固定资产</text:p>
          </table:table-cell>
          <table:table-cell office:value-type="float" office:value="84">
            <text:p>84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现金的期末余额</text:p>
          </table:table-cell>
          <table:table-cell office:value-type="float" office:value="85">
            <text:p>8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现金的期初余额</text:p>
          </table:table-cell>
          <table:table-cell office:value-type="float" office:value="86">
            <text:p>8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现金等价物的期末余额</text:p>
          </table:table-cell>
          <table:table-cell office:value-type="float" office:value="87">
            <text:p>87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现金等价物的期初余额</text:p>
          </table:table-cell>
          <table:table-cell office:value-type="float" office:value="88">
            <text:p>88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现金及现金等价物的净增加额</text:p>
          </table:table-cell>
          <table:table-cell office:value-type="float" office:value="89">
            <text:p>8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货币资金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结算备付金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拆出资金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交易性金融资产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衍生金融资产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应收票据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应收账款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预付款项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应收保费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应收分保账款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应收分保合同准备金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应收利息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应收股利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其他应收款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应收出口退税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应收补贴款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应收保证金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内部应收款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买入返售金融资产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存货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待摊费用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待处理流动资产损益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一年内到期的非流动资产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其他流动资产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流动资产合计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发放贷款及垫款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可供出售金融资产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持有至到期投资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长期应收款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长期股权投资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其他长期投资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投资性房地产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固定资产原值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累计折旧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固定资产净值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固定资产减值准备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固定资产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在建工程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工程物资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固定资产清理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生产性生物资产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公益性生物资产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油气资产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无形资产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开发支出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商誉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长期待摊费用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股权分置流通权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递延所得税资产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其他非流动资产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非流动资产合计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资产总计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短期借款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向中央银行借款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吸收存款及同业存放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拆入资金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交易性金融负债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衍生金融负债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应付票据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应付账款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预收账款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卖出回购金融资产款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应付手续费及佣金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应付职工薪酬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应交税费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应付利息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应付股利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其他应交款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应付保证金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内部应付款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其他应付款</text:p>
          </table:table-cell>
          <table:table-cell office:value-type="float" office:value="71">
            <text:p>7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预提费用</text:p>
          </table:table-cell>
          <table:table-cell office:value-type="float" office:value="72">
            <text:p>7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预计流动负债</text:p>
          </table:table-cell>
          <table:table-cell office:value-type="float" office:value="73">
            <text:p>7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应付分保账款</text:p>
          </table:table-cell>
          <table:table-cell office:value-type="float" office:value="74">
            <text:p>7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保险合同准备金</text:p>
          </table:table-cell>
          <table:table-cell office:value-type="float" office:value="75">
            <text:p>7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代理买卖证券款</text:p>
          </table:table-cell>
          <table:table-cell office:value-type="float" office:value="76">
            <text:p>7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代理承销证券款</text:p>
          </table:table-cell>
          <table:table-cell office:value-type="float" office:value="77">
            <text:p>7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国际票证结算</text:p>
          </table:table-cell>
          <table:table-cell office:value-type="float" office:value="78">
            <text:p>7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国内票证结算</text:p>
          </table:table-cell>
          <table:table-cell office:value-type="float" office:value="79">
            <text:p>7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递延收益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应付短期债券</text:p>
          </table:table-cell>
          <table:table-cell office:value-type="float" office:value="81">
            <text:p>8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一年内到期的非流动负债</text:p>
          </table:table-cell>
          <table:table-cell office:value-type="float" office:value="82">
            <text:p>8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其他流动负债</text:p>
          </table:table-cell>
          <table:table-cell office:value-type="float" office:value="83">
            <text:p>8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流动负债合计</text:p>
          </table:table-cell>
          <table:table-cell office:value-type="float" office:value="84">
            <text:p>8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长期借款</text:p>
          </table:table-cell>
          <table:table-cell office:value-type="float" office:value="85">
            <text:p>8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应付债券</text:p>
          </table:table-cell>
          <table:table-cell office:value-type="float" office:value="86">
            <text:p>8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长期应付款</text:p>
          </table:table-cell>
          <table:table-cell office:value-type="float" office:value="87">
            <text:p>8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专项应付款</text:p>
          </table:table-cell>
          <table:table-cell office:value-type="float" office:value="88">
            <text:p>8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预计非流动负债</text:p>
          </table:table-cell>
          <table:table-cell office:value-type="float" office:value="89">
            <text:p>8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长期递延收益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递延所得税负债</text:p>
          </table:table-cell>
          <table:table-cell office:value-type="float" office:value="91">
            <text:p>9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其他非流动负债</text:p>
          </table:table-cell>
          <table:table-cell office:value-type="float" office:value="92">
            <text:p>9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非流动负债合计</text:p>
          </table:table-cell>
          <table:table-cell office:value-type="float" office:value="93">
            <text:p>9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负债合计</text:p>
          </table:table-cell>
          <table:table-cell office:value-type="float" office:value="94">
            <text:p>9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实收资本</text:p>
          </table:table-cell>
          <table:table-cell office:value-type="float" office:value="95">
            <text:p>9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资本公积</text:p>
          </table:table-cell>
          <table:table-cell office:value-type="float" office:value="96">
            <text:p>96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减:库存股</text:p>
          </table:table-cell>
          <table:table-cell office:value-type="float" office:value="97">
            <text:p>9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专项储备</text:p>
          </table:table-cell>
          <table:table-cell office:value-type="float" office:value="98">
            <text:p>9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盈余公积</text:p>
          </table:table-cell>
          <table:table-cell office:value-type="float" office:value="99">
            <text:p>9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一般风险准备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未确定的投资损失</text:p>
          </table:table-cell>
          <table:table-cell office:value-type="float" office:value="101">
            <text:p>10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未分配利润</text:p>
          </table:table-cell>
          <table:table-cell office:value-type="float" office:value="102">
            <text:p>10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拟分配现金股利</text:p>
          </table:table-cell>
          <table:table-cell office:value-type="float" office:value="103">
            <text:p>10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外币报表折算差额</text:p>
          </table:table-cell>
          <table:table-cell office:value-type="float" office:value="104">
            <text:p>10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归属于母公司股东权益合计</text:p>
          </table:table-cell>
          <table:table-cell office:value-type="float" office:value="105">
            <text:p>10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少数股东权益</text:p>
          </table:table-cell>
          <table:table-cell office:value-type="float" office:value="106">
            <text:p>10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所有者权益合计</text:p>
          </table:table-cell>
          <table:table-cell office:value-type="float" office:value="107">
            <text:p>10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负债和所有者权益总计</text:p>
          </table:table-cell>
          <table:table-cell office:value-type="float" office:value="108">
            <text:p>108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PRICE</text:p>
          </table:table-cell>
          <table:table-cell office:value-type="float" office:value="1">
            <text:p>1</text:p>
          </table:table-cell>
        </table:table-row>
      </table:table>
      <table:table table:name="SYS_CFG" table:style-name="ta1" table:print="false">
        <table:table-column table:style-name="co5" table:default-cell-style-name="Default"/>
        <table:table-column table:style-name="co4" table:default-cell-style-name="Default"/>
        <table:table-row table:style-name="ro1">
          <table:table-cell office:value-type="string">
            <text:p>Name</text:p>
          </table:table-cell>
          <table:table-cell office:value-type="string">
            <text:p>Value</text:p>
          </table:table-cell>
        </table:table-row>
        <table:table-row table:style-name="ro1">
          <table:table-cell office:value-type="string">
            <text:p>sheet.max.rows</text:p>
          </table:table-cell>
          <table:table-cell office:value-type="float" office:value="100000">
            <text:p>100000</text:p>
          </table:table-cell>
        </table:table-row>
      </table:table>
      <table:table table:name="SYS_CMDS" table:style-name="ta1" table:print="false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button form:name="Sheet-Command" form:control-implementation="ooo:com.sun.star.form.component.CommandButton" xml:id="control1" form:id="control1" form:label="Sheet-Command" office:target-frame="" xlink:href="" form:image-data="" form:default-button="true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Library1.Macro1.js?language=JavaScript&amp;location=document" xlink:type="simple"/>
              </office:event-listeners>
            </form:button>
          </form:form>
        </office:forms>
        <table:shapes>
          <draw:control draw:z-index="0" draw:text-style-name="P1" svg:width="2.8862in" svg:height="0.6232in" svg:x="10.2764in" svg:y="0.0417in" draw:control="control1"/>
        </table:shapes>
        <table:table-column table:style-name="co4" table:default-cell-style-name="ce1"/>
        <table:table-column table:style-name="co44" table:default-cell-style-name="Default"/>
        <table:table-column table:style-name="co45" table:default-cell-style-name="Default"/>
        <table:table-column table:style-name="co4" table:number-columns-repeated="3" table:default-cell-style-name="Default"/>
        <table:table-column table:style-name="co49" table:default-cell-style-name="Default"/>
        <table:table-row table:style-name="ro1">
          <table:table-cell table:style-name="Default" office:value-type="string">
            <text:p>Invoke</text:p>
          </table:table-cell>
          <table:table-cell table:style-name="ce1" office:value-type="float" office:value="201">
            <text:p>201</text:p>
          </table:table-cell>
          <table:table-cell table:number-columns-repeated="3"/>
          <table:table-cell office:value-type="string">
            <text:p>TODO</text:p>
          </table:table-cell>
          <table:table-cell office:value-type="string">
            <text:p>dropDownList</text:p>
          </table:table-cell>
        </table:table-row>
        <table:table-row table:style-name="ro1">
          <table:table-cell table:style-name="Default" office:value-type="string">
            <text:p>ID</text:p>
          </table:table-cell>
          <table:table-cell office:value-type="string">
            <text:p>Command</text:p>
          </table:table-cell>
          <table:table-cell office:value-type="string">
            <text:p>Arg0</text:p>
          </table:table-cell>
          <table:table-cell office:value-type="string">
            <text:p>Arg1</text:p>
          </table:table-cell>
          <table:table-cell office:value-type="string">
            <text:p>Arg2</text:p>
          </table:table-cell>
          <table:table-cell/>
          <table:table-cell office:value-type="string">
            <text:p>Descrip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RESET_SHEET</text:p>
          </table:table-cell>
          <table:table-cell table:number-columns-repeated="5"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NETEASE_WASHED_2_DB</text:p>
          </table:table-cell>
          <table:table-cell table:number-columns-repeated="4"/>
          <table:table-cell office:value-type="string">
            <text:p>导入指标数据到DB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SINA_WASHED_2_DB</text:p>
          </table:table-cell>
          <table:table-cell table:number-columns-repeated="4"/>
          <table:table-cell office:value-type="string">
            <text:p>导入市价到DB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string">
            <text:p>SSE_CORPINFO_2_DB</text:p>
          </table:table-cell>
          <table:table-cell table:number-columns-repeated="4"/>
          <table:table-cell office:value-type="string">
            <text:p>导入上证公司信息</text:p>
          </table:table-cell>
        </table:table-row>
        <table:table-row table:style-name="ro2">
          <table:table-cell office:value-type="float" office:value="131">
            <text:p>131</text:p>
          </table:table-cell>
          <table:table-cell office:value-type="string">
            <text:p>SSE_CORPINFO_FULLNAME_CATEGORY_2_DB</text:p>
          </table:table-cell>
          <table:table-cell table:number-columns-repeated="4"/>
          <table:table-cell office:value-type="string">
            <text:p>导入上证A股公司全称和分类信息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string">
            <text:p>SZSE_CORPINFO_2_DB</text:p>
          </table:table-cell>
          <table:table-cell table:number-columns-repeated="4"/>
          <table:table-cell office:value-type="string">
            <text:p>导入深证公司信息</text:p>
          </table:table-cell>
        </table:table-row>
        <table:table-row table:style-name="ro2">
          <table:table-cell office:value-type="float" office:value="150">
            <text:p>150</text:p>
          </table:table-cell>
          <table:table-cell office:value-type="string">
            <text:p>CNINFO_CORPINFO_2_DB</text:p>
          </table:table-cell>
          <table:table-cell table:number-columns-repeated="4"/>
          <table:table-cell office:value-type="string">
            <text:p>导入基本信息到DB</text:p>
          </table:table-cell>
        </table:table-row>
        <table:table-row table:style-name="ro1">
          <table:table-cell table:style-name="Default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SYS_SQL_QUERY</text:p>
          </table:table-cell>
          <table:table-cell office:value-type="string">
            <text:p>sql_alias</text:p>
          </table:table-cell>
          <table:table-cell table:number-columns-repeated="3"/>
          <table:table-cell office:value-type="string">
            <text:p>查询并显示指标表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SYS_SQL_QUERY</text:p>
          </table:table-cell>
          <table:table-cell office:value-type="string">
            <text:p>sql_price</text:p>
          </table:table-cell>
          <table:table-cell table:number-columns-repeated="3"/>
          <table:table-cell office:value-type="string">
            <text:p>查询并显示市价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string">
            <text:p>SYS_SQL_QUERY</text:p>
          </table:table-cell>
          <table:table-cell office:value-type="string">
            <text:p>sql_corpInfo</text:p>
          </table:table-cell>
          <table:table-cell table:number-columns-repeated="3"/>
          <table:table-cell office:value-type="string">
            <text:p>查询公司信息</text:p>
          </table:table-cell>
        </table:table-row>
        <table:table-row table:style-name="ro2">
          <table:table-cell office:value-type="float" office:value="302">
            <text:p>302</text:p>
          </table:table-cell>
          <table:table-cell office:value-type="string">
            <text:p>SYS_SQL_UPDATE</text:p>
          </table:table-cell>
          <table:table-cell office:value-type="string">
            <text:p>sql_clean4</text:p>
          </table:table-cell>
          <table:table-cell table:number-columns-repeated="3"/>
          <table:table-cell office:value-type="string">
            <text:p>清除报表4</text:p>
          </table:table-cell>
        </table:table-row>
        <table:table-row table:style-name="ro1">
          <table:table-cell office:value-type="float" office:value="301">
            <text:p>301</text:p>
          </table:table-cell>
          <table:table-cell office:value-type="string">
            <text:p>SYS_SQL_UPDATE</text:p>
          </table:table-cell>
          <table:table-cell office:value-type="string">
            <text:p>sql_clean_corp_info</text:p>
          </table:table-cell>
          <table:table-cell table:number-columns-repeated="3"/>
          <table:table-cell office:value-type="string">
            <text:p>清除公司信息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style-name="Default" office:value-type="float" office:value="31">
            <text:p>31</text:p>
          </table:table-cell>
          <table:table-cell office:value-type="string">
            <text:p>SYS_INDEX_TABLE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短期流动性比率表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SYS_INDEX_TABLE</text:p>
          </table:table-cell>
          <table:table-cell office:value-type="float" office:value="2">
            <text:p>2</text:p>
          </table:table-cell>
          <table:table-cell table:number-columns-repeated="3"/>
          <table:table-cell office:value-type="string">
            <text:p>长期偿债能力比率表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SYS_INDEX_TABLE</text:p>
          </table:table-cell>
          <table:table-cell office:value-type="float" office:value="3">
            <text:p>3</text:p>
          </table:table-cell>
          <table:table-cell table:number-columns-repeated="3"/>
          <table:table-cell office:value-type="string">
            <text:p>盈利能力比率表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SYS_INDEX_TABLE</text:p>
          </table:table-cell>
          <table:table-cell office:value-type="float" office:value="4">
            <text:p>4</text:p>
          </table:table-cell>
          <table:table-cell table:number-columns-repeated="3"/>
          <table:table-cell office:value-type="string">
            <text:p>百分比表</text:p>
          </table:table-cell>
        </table:table-row>
        <table:table-row table:style-name="ro1">
          <table:table-cell table:style-name="Default" office:value-type="float" office:value="35">
            <text:p>35</text:p>
          </table:table-cell>
          <table:table-cell office:value-type="string">
            <text:p>SYS_INDEX_TABLE</text:p>
          </table:table-cell>
          <table:table-cell office:value-type="float" office:value="5">
            <text:p>5</text:p>
          </table:table-cell>
          <table:table-cell table:number-columns-repeated="3"/>
          <table:table-cell office:value-type="string">
            <text:p>市场情况表</text:p>
          </table:table-cell>
        </table:table-row>
        <table:table-row table:style-name="ro1">
          <table:table-cell table:style-name="Default" office:value-type="float" office:value="36">
            <text:p>36</text:p>
          </table:table-cell>
          <table:table-cell office:value-type="string">
            <text:p>SYS_INDEX_TABLE</text:p>
          </table:table-cell>
          <table:table-cell office:value-type="float" office:value="6">
            <text:p>6</text:p>
          </table:table-cell>
          <table:table-cell table:number-columns-repeated="3"/>
          <table:table-cell office:value-type="string">
            <text:p>杜邦分析表</text:p>
          </table:table-cell>
        </table:table-row>
        <table:table-row table:style-name="ro1">
          <table:table-cell table:style-name="Default" office:value-type="float" office:value="37">
            <text:p>37</text:p>
          </table:table-cell>
          <table:table-cell office:value-type="string">
            <text:p>SYS_INDEX_TABLE</text:p>
          </table:table-cell>
          <table:table-cell office:value-type="float" office:value="7">
            <text:p>7</text:p>
          </table:table-cell>
          <table:table-cell table:number-columns-repeated="3"/>
          <table:table-cell office:value-type="string">
            <text:p>净资产收益率表</text:p>
          </table:table-cell>
        </table:table-row>
        <table:table-row table:style-name="ro1">
          <table:table-cell table:style-name="Default" office:value-type="float" office:value="38">
            <text:p>38</text:p>
          </table:table-cell>
          <table:table-cell office:value-type="string">
            <text:p>SYS_INDEX_TABLE</text:p>
          </table:table-cell>
          <table:table-cell office:value-type="float" office:value="8">
            <text:p>8</text:p>
          </table:table-cell>
          <table:table-cell table:number-columns-repeated="3"/>
          <table:table-cell office:value-type="string">
            <text:p>净资产收益率变动表</text:p>
          </table:table-cell>
        </table:table-row>
        <table:table-row table:style-name="ro1">
          <table:table-cell table:style-name="Default" office:value-type="float" office:value="701">
            <text:p>701</text:p>
          </table:table-cell>
          <table:table-cell office:value-type="string">
            <text:p>SYS_INDEX_TABLE</text:p>
          </table:table-cell>
          <table:table-cell office:value-type="float" office:value="701">
            <text:p>701</text:p>
          </table:table-cell>
          <table:table-cell table:number-columns-repeated="3"/>
          <table:table-cell office:value-type="string">
            <text:p>财务杠杆率表</text:p>
          </table:table-cell>
        </table:table-row>
        <table:table-row table:style-name="ro1">
          <table:table-cell table:style-name="Default" office:value-type="float" office:value="702">
            <text:p>702</text:p>
          </table:table-cell>
          <table:table-cell office:value-type="string">
            <text:p>SYS_INDEX_TABLE</text:p>
          </table:table-cell>
          <table:table-cell office:value-type="float" office:value="702">
            <text:p>702</text:p>
          </table:table-cell>
          <table:table-cell table:number-columns-repeated="3"/>
          <table:table-cell office:value-type="string">
            <text:p>资产周转次数表</text:p>
          </table:table-cell>
        </table:table-row>
        <table:table-row table:style-name="ro1">
          <table:table-cell table:style-name="Default" office:value-type="float" office:value="703">
            <text:p>703</text:p>
          </table:table-cell>
          <table:table-cell office:value-type="string">
            <text:p>SYS_INDEX_TABLE</text:p>
          </table:table-cell>
          <table:table-cell office:value-type="float" office:value="703">
            <text:p>703</text:p>
          </table:table-cell>
          <table:table-cell table:number-columns-repeated="3"/>
          <table:table-cell office:value-type="string">
            <text:p>销售利润率表</text:p>
          </table:table-cell>
        </table:table-row>
        <table:table-row table:style-name="ro1">
          <table:table-cell table:style-name="Default"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style-name="Default" office:value-type="float" office:value="801">
            <text:p>801</text:p>
          </table:table-cell>
          <table:table-cell office:value-type="string">
            <text:p>SYS_SCOPED_INDEX_TABLE</text:p>
          </table:table-cell>
          <table:table-cell office:value-type="float" office:value="801">
            <text:p>801</text:p>
          </table:table-cell>
          <table:table-cell table:number-columns-repeated="4"/>
        </table:table-row>
      </table:table>
      <table:table table:name="SYS_SCOPED_INDEX_TABLE" table:style-name="ta1" table:print="false">
        <office:forms form:automatic-focus="false" form:apply-design-mode="false"/>
        <table:table-column table:style-name="co4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NAME</text:p>
          </table:table-cell>
          <table:table-cell office:value-type="string">
            <text:p>TABLEID</text:p>
          </table:table-cell>
          <table:table-cell office:value-type="string">
            <text:p>SCOPE</text:p>
          </table:table-cell>
        </table:table-row>
        <table:table-row table:style-name="ro2">
          <table:table-cell office:value-type="float" office:value="801">
            <text:p>801</text:p>
          </table:table-cell>
          <table:table-cell office:value-type="string">
            <text:p>金融业销售利润率表</text:p>
          </table:table-cell>
          <table:table-cell office:value-type="float" office:value="703">
            <text:p>703</text:p>
          </table:table-cell>
          <table:table-cell office:value-type="string">
            <text:p>and category='J 金融业'</text:p>
          </table:table-cell>
        </table:table-row>
        <table:table-row table:style-name="ro1">
          <table:table-cell office:value-type="float" office:value="802">
            <text:p>802</text:p>
          </table:table-cell>
          <table:table-cell table:number-columns-repeated="3"/>
        </table:table-row>
      </table:table>
      <table:table table:name="SYS_INDEX_TABLE" table:style-name="ta1" table:print="false">
        <table:table-column table:style-name="co4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3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3" table:default-cell-style-name="Default"/>
        <table:table-column table:style-name="co4" table:number-columns-repeated="7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TABLE</text:p>
          </table:table-cell>
          <table:table-cell office:value-type="string">
            <text:p>INDEX1</text:p>
          </table:table-cell>
          <table:table-cell office:value-type="string">
            <text:p>INDEX2</text:p>
          </table:table-cell>
          <table:table-cell office:value-type="string">
            <text:p>INDEX3</text:p>
          </table:table-cell>
          <table:table-cell office:value-type="string">
            <text:p>INDEX4</text:p>
          </table:table-cell>
          <table:table-cell office:value-type="string">
            <text:p>INDEX5</text:p>
          </table:table-cell>
          <table:table-cell office:value-type="string">
            <text:p>INDEX6</text:p>
          </table:table-cell>
          <table:table-cell office:value-type="string">
            <text:p>INDEX7</text:p>
          </table:table-cell>
          <table:table-cell office:value-type="string">
            <text:p>INDEX8</text:p>
          </table:table-cell>
          <table:table-cell office:value-type="string">
            <text:p>INDEX9</text:p>
          </table:table-cell>
          <table:table-cell office:value-type="string">
            <text:p>INDEX10</text:p>
          </table:table-cell>
          <table:table-cell office:value-type="string">
            <text:p>INDEX11</text:p>
          </table:table-cell>
          <table:table-cell office:value-type="string">
            <text:p>INDEX12</text:p>
          </table:table-cell>
          <table:table-cell office:value-type="string">
            <text:p>INDEX13</text:p>
          </table:table-cell>
          <table:table-cell office:value-type="string">
            <text:p>INDEX14</text:p>
          </table:table-cell>
          <table:table-cell office:value-type="string">
            <text:p>INDEX15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短期流动性比率表</text:p>
          </table:table-cell>
          <table:table-cell office:value-type="string">
            <text:p>流动比率@2016/12/31</text:p>
          </table:table-cell>
          <table:table-cell office:value-type="string">
            <text:p>速动比率@2016/12/31</text:p>
          </table:table-cell>
          <table:table-cell table:style-name="ce3" office:value-type="string">
            <text:p>应收账款周转次数@2016/12/31</text:p>
          </table:table-cell>
          <table:table-cell table:style-name="ce3" office:value-type="string">
            <text:p>应收账款周转天数@2016/12/31</text:p>
          </table:table-cell>
          <table:table-cell office:value-type="string">
            <text:p>存货周转次数@2016/12/31</text:p>
          </table:table-cell>
          <table:table-cell table:number-columns-repeated="10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长期偿债能力比率表</text:p>
          </table:table-cell>
          <table:table-cell office:value-type="string">
            <text:p>资产负债率@2016/12/31</text:p>
          </table:table-cell>
          <table:table-cell office:value-type="string">
            <text:p>净资产负债率@2016/12/31</text:p>
          </table:table-cell>
          <table:table-cell table:style-name="ce3" office:value-type="string">
            <text:p>利息保障倍数@2016/12/31</text:p>
          </table:table-cell>
          <table:table-cell table:number-columns-repeated="12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盈利能力比率表</text:p>
          </table:table-cell>
          <table:table-cell office:value-type="string">
            <text:p>净资产收益率@2016/12/31</text:p>
          </table:table-cell>
          <table:table-cell office:value-type="string">
            <text:p>毛利率@2016/12/31</text:p>
          </table:table-cell>
          <table:table-cell office:value-type="string">
            <text:p>销售利润率@2016/12/31</text:p>
          </table:table-cell>
          <table:table-cell office:value-type="string">
            <text:p>资产周转次数@2016/12/31</text:p>
          </table:table-cell>
          <table:table-cell office:value-type="string">
            <text:p>息税前销售利润率@2016/12/31</text:p>
          </table:table-cell>
          <table:table-cell office:value-type="string">
            <text:p>资产收益率@2016/12/31</text:p>
          </table:table-cell>
          <table:table-cell office:value-type="string">
            <text:p>基本每股收益@2016/12/31</text:p>
          </table:table-cell>
          <table:table-cell table:number-columns-repeated="8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营业额百分比利润表</text:p>
          </table:table-cell>
          <table:table-cell office:value-type="string">
            <text:p>营总比@2016/12/31</text:p>
          </table:table-cell>
          <table:table-cell office:value-type="string">
            <text:p>营业总成本比@2016/12/31</text:p>
          </table:table-cell>
          <table:table-cell office:value-type="string">
            <text:p>营业利润比@2016/12/31</text:p>
          </table:table-cell>
          <table:table-cell office:value-type="string">
            <text:p>税前利润比@2016/12/31</text:p>
          </table:table-cell>
          <table:table-cell table:number-columns-repeated="11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市场情况表</text:p>
          </table:table-cell>
          <table:table-cell office:value-type="string">
            <text:p>每股市价@2017/06/15</text:p>
          </table:table-cell>
          <table:table-cell office:value-type="string">
            <text:p>总市值@2017/06/15,2016/12/31</text:p>
          </table:table-cell>
          <table:table-cell table:number-columns-repeated="13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杜邦分析表</text:p>
          </table:table-cell>
          <table:table-cell office:value-type="string">
            <text:p>销售利润率@2016/12/31</text:p>
          </table:table-cell>
          <table:table-cell office:value-type="string">
            <text:p>资产周转次数@2016/12/31,2015/12/31</text:p>
          </table:table-cell>
          <table:table-cell office:value-type="string">
            <text:p>财务杠杆@2016/12/31,2015/12/31</text:p>
          </table:table-cell>
          <table:table-cell office:value-type="string">
            <text:p>净资产收益率@2016/12/31,2015/12/31</text:p>
          </table:table-cell>
          <table:table-cell office:value-type="string">
            <text:p>销售利润率@2015/12/31</text:p>
          </table:table-cell>
          <table:table-cell office:value-type="string">
            <text:p>资产周转次数@2015/12/31,2014/12/31</text:p>
          </table:table-cell>
          <table:table-cell office:value-type="string">
            <text:p>财务杠杆@2015/12/31,2014/12/31</text:p>
          </table:table-cell>
          <table:table-cell office:value-type="string">
            <text:p>净资产收益率@2015/12/31,2014/12/31</text:p>
          </table:table-cell>
          <table:table-cell table:number-columns-repeated="7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净资产收益率表</text:p>
          </table:table-cell>
          <table:table-cell office:value-type="string">
            <text:p>净资产收益率@2016/12/31,2015/12/31</text:p>
          </table:table-cell>
          <table:table-cell office:value-type="string">
            <text:p>净资产收益率@2015/12/31,2014/12/31</text:p>
          </table:table-cell>
          <table:table-cell office:value-type="string">
            <text:p>净资产收益率@2014/12/31,2013/12/31</text:p>
          </table:table-cell>
          <table:table-cell office:value-type="string">
            <text:p>净资产收益率@2013/12/31,2012/12/31</text:p>
          </table:table-cell>
          <table:table-cell office:value-type="string">
            <text:p>净资产收益率@2012/12/31,2011/12/31</text:p>
          </table:table-cell>
          <table:table-cell table:number-columns-repeated="10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净资产收益率变动表</text:p>
          </table:table-cell>
          <table:table-cell office:value-type="string">
            <text:p>净资产收益率变动@2016/12/31,2015/12/31,2014/12/31</text:p>
          </table:table-cell>
          <table:table-cell office:value-type="string">
            <text:p>净资产收益率变动@2015/12/31,2014/12/31,2013/12/31</text:p>
          </table:table-cell>
          <table:table-cell office:value-type="string">
            <text:p>净资产收益率变动@2014/12/31,2013/12/31,2012/12/31</text:p>
          </table:table-cell>
          <table:table-cell office:value-type="string">
            <text:p>净资产收益率变动@2013/12/31,2012/12/31,2011/12/31</text:p>
          </table:table-cell>
          <table:table-cell office:value-type="string">
            <text:p>净资产收益率变动@2012/12/31,2011/12/31,2010/12/31</text:p>
          </table:table-cell>
          <table:table-cell table:number-columns-repeated="10"/>
        </table:table-row>
        <table:table-row table:style-name="ro2">
          <table:table-cell table:style-name="ce2" office:value-type="float" office:value="701">
            <text:p>701</text:p>
          </table:table-cell>
          <table:table-cell office:value-type="string">
            <text:p>财务杠杆率表</text:p>
          </table:table-cell>
          <table:table-cell office:value-type="string">
            <text:p>财务杠杆@2016/12/31,2015/12/31</text:p>
          </table:table-cell>
          <table:table-cell office:value-type="string">
            <text:p>财务杠杆@2015/12/31,2014/12/31</text:p>
          </table:table-cell>
          <table:table-cell office:value-type="string">
            <text:p>财务杠杆@2014/12/31,2013/12/31</text:p>
          </table:table-cell>
          <table:table-cell office:value-type="string">
            <text:p>财务杠杆@2013/12/31,2012/12/31</text:p>
          </table:table-cell>
          <table:table-cell office:value-type="string">
            <text:p>财务杠杆@2012/12/31,2011/12/31</text:p>
          </table:table-cell>
          <table:table-cell table:number-columns-repeated="10"/>
        </table:table-row>
        <table:table-row table:style-name="ro2">
          <table:table-cell office:value-type="float" office:value="702">
            <text:p>702</text:p>
          </table:table-cell>
          <table:table-cell office:value-type="string">
            <text:p>资产周转次数表</text:p>
          </table:table-cell>
          <table:table-cell office:value-type="string">
            <text:p>资产周转次数@2016/12/31,2015/12/31</text:p>
          </table:table-cell>
          <table:table-cell office:value-type="string">
            <text:p>资产周转次数@2015/12/31,2014/12/31</text:p>
          </table:table-cell>
          <table:table-cell office:value-type="string">
            <text:p>资产周转次数@2014/12/31,2013/12/31</text:p>
          </table:table-cell>
          <table:table-cell office:value-type="string">
            <text:p>资产周转次数@2013/12/31,2012/12/31</text:p>
          </table:table-cell>
          <table:table-cell office:value-type="string">
            <text:p>资产周转次数@2012/12/31,2011/12/31</text:p>
          </table:table-cell>
          <table:table-cell table:number-columns-repeated="10"/>
        </table:table-row>
        <table:table-row table:style-name="ro2">
          <table:table-cell office:value-type="float" office:value="703">
            <text:p>703</text:p>
          </table:table-cell>
          <table:table-cell office:value-type="string">
            <text:p>销售利润率表</text:p>
          </table:table-cell>
          <table:table-cell office:value-type="string">
            <text:p>销售利润率@2016/12/31,2015/12/31</text:p>
          </table:table-cell>
          <table:table-cell office:value-type="string">
            <text:p>销售利润率@2015/12/31,2014/12/31</text:p>
          </table:table-cell>
          <table:table-cell office:value-type="string">
            <text:p>销售利润率@2014/12/31,2013/12/31</text:p>
          </table:table-cell>
          <table:table-cell office:value-type="string">
            <text:p>销售利润率@2013/12/31,2012/12/31</text:p>
          </table:table-cell>
          <table:table-cell office:value-type="string">
            <text:p>销售利润率@2012/12/31,2011/12/31</text:p>
          </table:table-cell>
          <table:table-cell table:number-columns-repeated="10"/>
        </table:table-row>
      </table:table>
      <table:table table:name="SYS_INDEX_DEFINE" table:style-name="ta1" table:print="false">
        <table:table-column table:style-name="co4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INDEX</text:p>
          </table:table-cell>
          <table:table-cell office:value-type="string">
            <text:p>FORMULA</text:p>
          </table:table-cell>
          <table:table-cell office:value-type="string">
            <text:p>Description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总资产</text:p>
          </table:table-cell>
          <table:table-cell office:value-type="string">
            <text:p>资产总计@date</text:p>
          </table:table-cell>
          <table:table-cell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总负债</text:p>
          </table:table-cell>
          <table:table-cell office:value-type="string">
            <text:p>负债合计@date</text:p>
          </table:table-cell>
          <table:table-cell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营总比</text:p>
          </table:table-cell>
          <table:table-cell office:value-type="string">
            <text:p>营业总收入@date/营业总收入@date</text:p>
          </table:table-cell>
          <table:table-cell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营业总成本比</text:p>
          </table:table-cell>
          <table:table-cell office:value-type="string">
            <text:p>营业总成本@date/营业总收入@date</text:p>
          </table:table-cell>
          <table:table-cell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营业利润比</text:p>
          </table:table-cell>
          <table:table-cell office:value-type="string">
            <text:p>营业利润@date/营业总收入@date</text:p>
          </table:table-cell>
          <table:table-cell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税前利润比</text:p>
          </table:table-cell>
          <table:table-cell office:value-type="string">
            <text:p>利润总额@date/营业总收入@date</text:p>
          </table:table-cell>
          <table:table-cell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流动比率</text:p>
          </table:table-cell>
          <table:table-cell office:value-type="string">
            <text:p>流动资产合计@date/流动负债合计@date</text:p>
          </table:table-cell>
          <table:table-cell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速动比率</text:p>
          </table:table-cell>
          <table:table-cell office:value-type="string">
            <text:p>(流动资产合计@date-存货@date)/流动负债合计@date</text:p>
          </table:table-cell>
          <table:table-cell/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应收账款周转次数</text:p>
          </table:table-cell>
          <table:table-cell office:value-type="string">
            <text:p>营业总收入@date*2/(应收账款@date+应收账款@predate)</text:p>
          </table:table-cell>
          <table:table-cell/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应收账款周转天数</text:p>
          </table:table-cell>
          <table:table-cell office:value-type="string">
            <text:p>365/(营业总收入@date*2/(应收账款@date+应收账款@predate))</text:p>
          </table:table-cell>
          <table:table-cell/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存货周转次数</text:p>
          </table:table-cell>
          <table:table-cell office:value-type="string">
            <text:p>营业成本@date*2/(存货@date+存货@predate)</text:p>
          </table:table-cell>
          <table:table-cell/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资产负债率</text:p>
          </table:table-cell>
          <table:table-cell office:value-type="string">
            <text:p>负债合计@date/资产总计@date</text:p>
          </table:table-cell>
          <table:table-cell/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净资产负债率</text:p>
          </table:table-cell>
          <table:table-cell office:value-type="string">
            <text:p>负债合计@date/所有者权益合计@date</text:p>
          </table:table-cell>
          <table:table-cell/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利息保障倍数</text:p>
          </table:table-cell>
          <table:table-cell office:value-type="string">
            <text:p>(利润总额@date-财务费用@date)/财务费用@date</text:p>
          </table:table-cell>
          <table:table-cell office:value-type="string">
            <text:p>利息支出在利润表中大部分公司未列车,只是为体现财务费用,财务费用为利息支出减去利息收入的合计,不能完全体现利息支出情况.</text:p>
          </table:table-cell>
        </table:table-row>
        <table:table-row table:style-name="ro2">
          <table:table-cell office:value-type="float" office:value="31">
            <text:p>31</text:p>
          </table:table-cell>
          <table:table-cell office:value-type="string">
            <text:p>净资产收益率</text:p>
          </table:table-cell>
          <table:table-cell office:value-type="string">
            <text:p>净利润@date0*2/(所有者权益合计@date0+所有者权益合计@date1)</text:p>
          </table:table-cell>
          <table:table-cell office:value-type="string">
            <text:p>分子应该是净收益减去优先股股利.</text:p>
          </table:table-cell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毛利率</text:p>
          </table:table-cell>
          <table:table-cell office:value-type="string">
            <text:p>(营业总收入@date-营业成本@date)/营业成本@date</text:p>
          </table:table-cell>
          <table:table-cell/>
        </table:table-row>
        <table:table-row table:style-name="ro2">
          <table:table-cell office:value-type="float" office:value="33">
            <text:p>33</text:p>
          </table:table-cell>
          <table:table-cell office:value-type="string">
            <text:p>销售利润率</text:p>
          </table:table-cell>
          <table:table-cell office:value-type="string">
            <text:p>净利润@date0/营业总收入@date0</text:p>
          </table:table-cell>
          <table:table-cell/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资产周转次数</text:p>
          </table:table-cell>
          <table:table-cell office:value-type="string">
            <text:p>营业总收入@date0*2/(资产总计@date0+资产总计@date1)</text:p>
          </table:table-cell>
          <table:table-cell/>
        </table:table-row>
        <table:table-row table:style-name="ro2">
          <table:table-cell office:value-type="float" office:value="35">
            <text:p>35</text:p>
          </table:table-cell>
          <table:table-cell office:value-type="string">
            <text:p>息税前销售利润率</text:p>
          </table:table-cell>
          <table:table-cell office:value-type="string">
            <text:p>(利润总额@date-财务费用@date)/营业总收入@date</text:p>
          </table:table-cell>
          <table:table-cell office:value-type="string">
            <text:p>利息支出未列出,那么息税前利润的计算如何进行?如果财务费用为负数,应视为0?</text:p>
          </table:table-cell>
        </table:table-row>
        <table:table-row table:style-name="ro2">
          <table:table-cell office:value-type="float" office:value="36">
            <text:p>36</text:p>
          </table:table-cell>
          <table:table-cell office:value-type="string">
            <text:p>资产收益率</text:p>
          </table:table-cell>
          <table:table-cell office:value-type="string">
            <text:p>(利润总额@date-财务费用@date)*2/(资产总计@date+资产总计@predate)</text:p>
          </table:table-cell>
          <table:table-cell/>
        </table:table-row>
        <table:table-row table:style-name="ro2">
          <table:table-cell office:value-type="float" office:value="37">
            <text:p>37</text:p>
          </table:table-cell>
          <table:table-cell office:value-type="string">
            <text:p>基本每股收益</text:p>
          </table:table-cell>
          <table:table-cell office:value-type="string">
            <text:p>净利润@date/实收资本@date</text:p>
          </table:table-cell>
          <table:table-cell/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财务杠杆</text:p>
          </table:table-cell>
          <table:table-cell office:value-type="string">
            <text:p>(资产总计@date0+资产总计@date1)/(所有者权益合计@date0+所有者权益合计@date1)</text:p>
          </table:table-cell>
          <table:table-cell/>
        </table:table-row>
        <table:table-row table:style-name="ro2">
          <table:table-cell office:value-type="float" office:value="39">
            <text:p>39</text:p>
          </table:table-cell>
          <table:table-cell office:value-type="string">
            <text:p>净资产收益率变动</text:p>
          </table:table-cell>
          <table:table-cell office:value-type="string">
            <text:p>净利润@date0*2/(所有者权益合计@date0+所有者权益合计@date1)-净利润@date1*2/(所有者权益合计@date1+所有者权益合计@date2)</text:p>
          </table:table-cell>
          <table:table-cell/>
        </table:table-row>
        <table:table-row table:style-name="ro3">
          <table:table-cell office:value-type="float" office:value="90">
            <text:p>90</text:p>
          </table:table-cell>
          <table:table-cell office:value-type="string">
            <text:p>每股市价</text:p>
          </table:table-cell>
          <table:table-cell office:value-type="string">
            <text:p><text:a xlink:href="mailto:PRICE@date">PRICE@date</text:a>0</text:p>
          </table:table-cell>
          <table:table-cell/>
        </table:table-row>
        <table:table-row table:style-name="ro2">
          <table:table-cell office:value-type="float" office:value="91">
            <text:p>91</text:p>
          </table:table-cell>
          <table:table-cell office:value-type="string">
            <text:p>总市值</text:p>
          </table:table-cell>
          <table:table-cell office:value-type="string">
            <text:p><text:a xlink:href="mailto:PRICE@date">PRICE@date</text:a>0*实收资本@date1</text:p>
          </table:table-cell>
          <table:table-cell/>
        </table:table-row>
      </table:table>
      <table:table table:name="SYS_SQL_UPDATE" table:style-name="ta1" table:print="false">
        <office:forms form:automatic-focus="false" form:apply-design-mode="false"/>
        <table:table-column table:style-name="co51" table:default-cell-style-name="Default"/>
        <table:table-column table:style-name="co52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SQL</text:p>
          </table:table-cell>
        </table:table-row>
        <table:table-row table:style-name="ro3">
          <table:table-cell office:value-type="string">
            <text:p>sql_clean4</text:p>
          </table:table-cell>
          <table:table-cell table:style-name="ce4" office:value-type="string">
            <text:p>delete from corp_report_4</text:p>
          </table:table-cell>
        </table:table-row>
        <table:table-row table:style-name="ro3">
          <table:table-cell table:style-name="ce1" office:value-type="string">
            <text:p>sql_clean_corp_info</text:p>
          </table:table-cell>
          <table:table-cell office:value-type="string">
            <text:p>delete from corp_info </text:p>
          </table:table-cell>
        </table:table-row>
      </table:table>
      <table:table table:name="SYS_SQL_QUERY" table:style-name="ta1" table:print="false">
        <office:forms form:automatic-focus="false" form:apply-design-mode="false"/>
        <table:table-column table:style-name="co46" table:default-cell-style-name="Default"/>
        <table:table-column table:style-name="co47" table:default-cell-style-name="ce4"/>
        <table:table-column table:style-name="co48" table:default-cell-style-name="Default"/>
        <table:table-column table:style-name="co4" table:default-cell-style-name="Default"/>
        <table:table-row table:style-name="ro3">
          <table:table-cell office:value-type="string">
            <text:p>ID</text:p>
          </table:table-cell>
          <table:table-cell office:value-type="string">
            <text:p>SQL</text:p>
          </table:table-cell>
          <table:table-cell office:value-type="string">
            <text:p>TargetSheet</text:p>
          </table:table-cell>
          <table:table-cell office:value-type="string">
            <text:p>Descirption</text:p>
          </table:table-cell>
        </table:table-row>
        <table:table-row table:style-name="ro3">
          <table:table-cell office:value-type="string">
            <text:p>sql_alias</text:p>
          </table:table-cell>
          <table:table-cell office:value-type="string">
            <text:p>Select * from alias_info</text:p>
          </table:table-cell>
          <table:table-cell office:value-type="string">
            <text:p>SQL001</text:p>
          </table:table-cell>
          <table:table-cell office:value-type="string">
            <text:p>指标别名表</text:p>
          </table:table-cell>
        </table:table-row>
        <table:table-row table:style-name="ro3">
          <table:table-cell office:value-type="string">
            <text:p>sql_corpInfo</text:p>
          </table:table-cell>
          <table:table-cell office:value-type="string">
            <text:p>Select * from corp_info order by corpId</text:p>
          </table:table-cell>
          <table:table-cell office:value-type="string">
            <text:p>SQL_CORP_INFO</text:p>
          </table:table-cell>
          <table:table-cell/>
        </table:table-row>
        <table:table-row table:style-name="ro3">
          <table:table-cell office:value-type="string">
            <text:p>sql_zcfzb</text:p>
          </table:table-cell>
          <table:table-cell office:value-type="string">
            <text:p>Select * from corp_report_1 limit 100</text:p>
          </table:table-cell>
          <table:table-cell office:value-type="string">
            <text:p>SQL_ZCFZB</text:p>
          </table:table-cell>
          <table:table-cell/>
        </table:table-row>
        <table:table-row table:style-name="ro3">
          <table:table-cell office:value-type="string">
            <text:p>sql_lrb</text:p>
          </table:table-cell>
          <table:table-cell office:value-type="string">
            <text:p>Select * from corp_report_2 limit 100</text:p>
          </table:table-cell>
          <table:table-cell office:value-type="string">
            <text:p>SQL_LRB</text:p>
          </table:table-cell>
          <table:table-cell/>
        </table:table-row>
        <table:table-row table:style-name="ro3">
          <table:table-cell office:value-type="string">
            <text:p>sql_xjllb</text:p>
          </table:table-cell>
          <table:table-cell office:value-type="string">
            <text:p>Select * from corp_report_3 limit 100</text:p>
          </table:table-cell>
          <table:table-cell office:value-type="string">
            <text:p>SQL_XJLLB</text:p>
          </table:table-cell>
          <table:table-cell/>
        </table:table-row>
        <table:table-row table:style-name="ro3">
          <table:table-cell office:value-type="string">
            <text:p>sql_zcfzb_2016</text:p>
          </table:table-cell>
          <table:table-cell office:value-type="string">
            <text:p>Select * from corp_report_1 where reportDate=PARSEDATETIME('2016/12/31','yyyy/MM/dd') Limit 100</text:p>
          </table:table-cell>
          <table:table-cell office:value-type="string">
            <text:p>SQL_ZCFZB_2016</text:p>
          </table:table-cell>
          <table:table-cell/>
        </table:table-row>
        <table:table-row table:style-name="ro3">
          <table:table-cell office:value-type="string">
            <text:p>sql_price</text:p>
          </table:table-cell>
          <table:table-cell office:value-type="string">
            <text:p>Select * from corp_report_4 order by corpId limit 3500</text:p>
          </table:table-cell>
          <table:table-cell office:value-type="string">
            <text:p>SQL_PRICE</text:p>
          </table:table-cell>
          <table:table-cell/>
        </table:table-row>
        <table:table-row table:style-name="ro4">
          <table:table-cell office:value-type="string">
            <text:p>sql_tmp</text:p>
          </table:table-cell>
          <table:table-cell office:value-type="string">
            <text:p>select corpId,corpName,(select d_1 from corp_report_1 r1 where r1.reportDate=PARSEDATETIME('2016/12/31','yyyy/MM/dd') and r1.corpId=r2.corpId ),(select d_2 from corp_report_1 r1 where r1.reportDate=PARSEDATETIME('2016/12/31','yyyy/MM/dd') and r1.corpId=r2.corpId ),(select d_1 from corp_report_1 r1 where r1.reportDate=PARSEDATETIME('2016/12/31','yyyy/MM/dd') and r1.corpId=r2.corpId )+IFNULL((select d_2 from corp_report_1 r1 where r1.reportDate=PARSEDATETIME('2016/12/31','yyyy/MM/dd') and r1.corpId=r2.corpId ),0) from corp_info r2 order by corpId</text:p>
          </table:table-cell>
          <table:table-cell office:value-type="string">
            <text:p>SQL_TMP1</text:p>
          </table:table-cell>
          <table:table-cell/>
        </table:table-row>
        <table:table-row table:style-name="ro5">
          <table:table-cell office:value-type="string">
            <text:p>sql_tmp2</text:p>
          </table:table-cell>
          <table:table-cell office:value-type="string">
            <text:p>select corpId as CORP,corpName as NAME,IFNULL((select r.d_52 from corp_report_1 as r where r.corpId = ci.corpId and r.reportDate = PARSEDATETIME('2016/12/31','yyyy/MM/dd')),0) as 总资产_2016_12_31,IFNULL((select r.d_94 from corp_report_1 as r where r.corpId = ci.corpId and r.reportDate = PARSEDATETIME('2016/12/31','yyyy/MM/dd')),0) as 总负债 from corp_info as ci where 1=1 order by corpId</text:p>
          </table:table-cell>
          <table:table-cell office:value-type="string">
            <text:p>SQL_TMP2</text:p>
          </table:table-cell>
          <table:table-cell/>
        </table:table-row>
        <table:table-row table:style-name="ro6">
          <table:table-cell office:value-type="string">
            <text:p>sql_tmp3</text:p>
          </table:table-cell>
          <table:table-cell office:value-type="string">
            <text:p>select corpId as CORP,corpName as NAME,(select r.d_94 from corp_report_1 as r where r.corpId = ci.corpId and r.reportDate = PARSEDATETIME('2016/12/31','yyyy/MM/dd'))/(select r.d_52 from corp_report_1 as r where r.corpId= ci.corpId and r.reportDate = PARSEDATETIME('2016/12/31','yyyy/MM/dd')) as _2016_12_31 from corp_info as ci where 1=1</text:p>
          </table:table-cell>
          <table:table-cell office:value-type="string">
            <text:p>SQL_TMP2</text:p>
          </table:table-cell>
          <table:table-cell/>
        </table:table-row>
        <table:table-row table:style-name="ro6" table:number-rows-repeated="1048564">
          <table:table-cell table:number-columns-repeated="4"/>
        </table:table-row>
        <table:table-row table:style-name="ro6">
          <table:table-cell table:number-columns-repeated="4"/>
        </table:table-row>
      </table:table>
      <table:table table:name="营业额百分比利润表" table:style-name="ta1" table:print="false">
        <table:table-column table:style-name="co4" table:number-columns-repeated="2" table:default-cell-style-name="Default"/>
        <table:table-column table:style-name="co4" table:default-cell-style-name="ce5"/>
        <table:table-column table:style-name="co23" table:default-cell-style-name="ce5"/>
        <table:table-column table:style-name="co24" table:default-cell-style-name="Default"/>
        <table:table-column table:style-name="co24" table:default-cell-style-name="ce5"/>
        <table:table-column table:style-name="co4" table:number-columns-repeated="2" table:default-cell-style-name="Default"/>
        <table:table-row table:style-name="ro1" table:number-rows-repeated="21">
          <table:table-cell table:number-columns-repeated="4"/>
          <table:table-cell table:style-name="ce5"/>
          <table:table-cell table:number-columns-repeated="3"/>
        </table:table-row>
        <table:table-row table:style-name="ro1">
          <table:table-cell table:number-columns-repeated="4"/>
          <table:table-cell table:style-name="ce5"/>
          <table:table-cell table:number-columns-repeated="2"/>
          <table:table-cell table:style-name="ce5"/>
        </table:table-row>
        <table:table-row table:style-name="ro1" table:number-rows-repeated="1044">
          <table:table-cell table:number-columns-repeated="4"/>
          <table:table-cell table:style-name="ce5"/>
          <table:table-cell table:number-columns-repeated="3"/>
        </table:table-row>
        <table:table-row table:style-name="ro1" table:number-rows-repeated="1047509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短期流动性比率表" table:style-name="ta1" table:print="false">
        <table:table-column table:style-name="co4" table:number-columns-repeated="2" table:default-cell-style-name="Default"/>
        <table:table-column table:style-name="co25" table:number-columns-repeated="2" table:default-cell-style-name="ce7"/>
        <table:table-column table:style-name="co15" table:number-columns-repeated="2" table:default-cell-style-name="ce7"/>
        <table:table-column table:style-name="co26" table:default-cell-style-name="ce7"/>
        <table:table-column table:style-name="co4" table:number-columns-repeated="1017" table:default-cell-style-name="Default"/>
        <table:table-row table:style-name="ro1">
          <table:table-cell table:style-name="ce1" table:number-columns-repeated="2"/>
          <table:table-cell table:style-name="ce6" table:number-columns-repeated="5"/>
          <table:table-cell table:style-name="ce1" table:number-columns-repeated="1017"/>
        </table:table-row>
        <table:table-row table:style-name="ro1" table:number-rows-repeated="10485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长期偿债能力比率表" table:style-name="ta1" table:print="false">
        <table:table-column table:style-name="co4" table:number-columns-repeated="2" table:default-cell-style-name="Default"/>
        <table:table-column table:style-name="co4" table:default-cell-style-name="ce8"/>
        <table:table-column table:style-name="co26" table:default-cell-style-name="ce8"/>
        <table:table-column table:style-name="co4" table:default-cell-style-name="ce7"/>
        <table:table-row table:style-name="ro1" table:number-rows-repeated="1048575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盈利能力比率表" table:style-name="ta1" table:print="false">
        <table:table-column table:style-name="co4" table:number-columns-repeated="2" table:default-cell-style-name="Default"/>
        <table:table-column table:style-name="co4" table:default-cell-style-name="ce8"/>
        <table:table-column table:style-name="co27" table:default-cell-style-name="ce8"/>
        <table:table-column table:style-name="co28" table:default-cell-style-name="ce8"/>
        <table:table-column table:style-name="co29" table:default-cell-style-name="ce7"/>
        <table:table-column table:style-name="co30" table:default-cell-style-name="ce8"/>
        <table:table-column table:style-name="co31" table:default-cell-style-name="ce8"/>
        <table:table-column table:style-name="co32" table:default-cell-style-name="ce7"/>
        <table:table-row table:style-name="ro1" table:number-rows-repeated="1048575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市场情况表" table:style-name="ta1" table:print="false">
        <table:table-column table:style-name="co4" table:number-columns-repeated="2" table:default-cell-style-name="Default"/>
        <table:table-column table:style-name="co33" table:default-cell-style-name="Default"/>
        <table:table-column table:style-name="co34" table:default-cell-style-name="Default"/>
        <table:table-row table:style-name="ro1">
          <table:table-cell table:number-columns-repeated="4"/>
        </table:table-row>
      </table:table>
      <table:table table:name="SQL_PRICE" table:style-name="ta1" table:print="false">
        <table:table-column table:style-name="co4" table:number-columns-repeated="2" table:default-cell-style-name="Default"/>
        <table:table-column table:style-name="co35" table:default-cell-style-name="Default"/>
        <table:table-row table:style-name="ro1">
          <table:table-cell table:number-columns-repeated="3"/>
        </table:table-row>
      </table:table>
      <table:table table:name="杜邦分析表" table:style-name="ta1" table:print="false">
        <table:table-column table:style-name="co4" table:number-columns-repeated="2" table:default-cell-style-name="Default"/>
        <table:table-column table:style-name="co36" table:default-cell-style-name="ce8"/>
        <table:table-column table:style-name="co37" table:default-cell-style-name="ce7"/>
        <table:table-column table:style-name="co38" table:default-cell-style-name="ce7"/>
        <table:table-column table:style-name="co39" table:default-cell-style-name="ce8"/>
        <table:table-column table:style-name="co40" table:default-cell-style-name="ce8"/>
        <table:table-column table:style-name="co40" table:default-cell-style-name="ce7"/>
        <table:table-column table:style-name="co41" table:default-cell-style-name="ce7"/>
        <table:table-column table:style-name="co42" table:default-cell-style-name="ce8"/>
        <table:table-row table:style-name="ro1" table:number-rows-repeated="1048575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净资产收益率表" table:style-name="ta1" table:print="false">
        <office:forms form:automatic-focus="false" form:apply-design-mode="false"/>
        <table:table-column table:style-name="co4" table:number-columns-repeated="2" table:default-cell-style-name="Default"/>
        <table:table-column table:style-name="co4" table:number-columns-repeated="5" table:default-cell-style-name="ce8"/>
        <table:table-column table:style-name="co4" table:number-columns-repeated="2" table:default-cell-style-name="Default"/>
        <table:table-row table:style-name="ro1">
          <table:table-cell table:number-columns-repeated="9"/>
        </table:table-row>
        <table:table-row table:style-name="ro1">
          <table:table-cell/>
          <table:table-cell/>
          <table:table-cell table:number-columns-repeated="6"/>
          <table:table-cell>
            <draw:frame table:end-cell-address="净资产收益率表.R21" table:end-x="0.7579in" table:end-y="0.1669in" draw:z-index="0" draw:style-name="gr1" draw:text-style-name="P2" svg:width="8.4181in" svg:height="3.4685in" svg:x="0.3409in" svg:y="0.0768in">
              <draw:object draw:notify-on-update-of-ranges="净资产收益率表.C1:净资产收益率表.G1 净资产收益率表.B2:净资产收益率表.B2 净资产收益率表.C2:净资产收益率表.G2 净资产收益率表.B43:净资产收益率表.B43 净资产收益率表.C43:净资产收益率表.G43 净资产收益率表.B3:净资产收益率表.B3 净资产收益率表.C3:净资产收益率表.G3 净资产收益率表.B4:净资产收益率表.B4 净资产收益率表.C4:净资产收益率表.G4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/>
          <table:table-cell/>
          <table:table-cell table:number-columns-repeated="7"/>
        </table:table-row>
        <table:table-row table:style-name="ro1">
          <table:table-cell/>
          <table:table-cell/>
          <table:table-cell table:number-columns-repeated="7"/>
        </table:table-row>
        <table:table-row table:style-name="ro1" table:number-rows-repeated="38">
          <table:table-cell table:number-columns-repeated="9"/>
        </table:table-row>
        <table:table-row table:style-name="ro1">
          <table:table-cell/>
          <table:table-cell/>
          <table:table-cell table:number-columns-repeated="7"/>
        </table:table-row>
        <table:table-row table:style-name="ro1" table:number-rows-repeated="1048532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财务杠杆率表" table:style-name="ta1" table:print="false">
        <table:table-column table:style-name="co4" table:number-columns-repeated="2" table:default-cell-style-name="Default"/>
        <table:table-column table:style-name="co4" table:number-columns-repeated="6" table:default-cell-style-name="ce7"/>
        <table:table-row table:style-name="ro1" table:number-rows-repeated="1048575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资产周转次数表" table:style-name="ta1" table:print="false">
        <office:forms form:automatic-focus="false" form:apply-design-mode="false"/>
        <table:table-column table:style-name="co4" table:number-columns-repeated="2" table:default-cell-style-name="Default"/>
        <table:table-column table:style-name="co4" table:number-columns-repeated="6" table:default-cell-style-name="ce7"/>
        <table:table-column table:style-name="co4" table:number-columns-repeated="2" table:default-cell-style-name="Default"/>
        <table:table-row table:style-name="ro1">
          <table:table-cell table:number-columns-repeated="10"/>
        </table:table-row>
        <table:table-row table:style-name="ro1">
          <table:table-cell/>
          <table:table-cell/>
          <table:table-cell table:number-columns-repeated="8"/>
        </table:table-row>
        <table:table-row table:style-name="ro1">
          <table:table-cell/>
          <table:table-cell/>
          <table:table-cell table:number-columns-repeated="7"/>
          <table:table-cell>
            <draw:frame table:end-cell-address="资产周转次数表.Q23" table:end-x="0.324in" table:end-y="0.0228in" draw:z-index="0" draw:style-name="gr1" draw:text-style-name="P2" svg:width="6.2988in" svg:height="3.4661in" svg:x="0.2484in" svg:y="0.1126in">
              <draw:object draw:notify-on-update-of-ranges="资产周转次数表.B2:资产周转次数表.B2 资产周转次数表.C2:资产周转次数表.G2 资产周转次数表.B3:资产周转次数表.B3 资产周转次数表.C3:资产周转次数表.G3 资产周转次数表.B4:资产周转次数表.B4 资产周转次数表.C4:资产周转次数表.G4 资产周转次数表.B43:资产周转次数表.B43 资产周转次数表.C43:资产周转次数表.G43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</table:table-row>
        <table:table-row table:style-name="ro1">
          <table:table-cell/>
          <table:table-cell/>
          <table:table-cell table:number-columns-repeated="8"/>
        </table:table-row>
        <table:table-row table:style-name="ro1" table:number-rows-repeated="38">
          <table:table-cell table:number-columns-repeated="10"/>
        </table:table-row>
        <table:table-row table:style-name="ro1">
          <table:table-cell/>
          <table:table-cell/>
          <table:table-cell table:number-columns-repeated="8"/>
        </table:table-row>
        <table:table-row table:style-name="ro1" table:number-rows-repeated="1048532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销售利润率表" table:style-name="ta1" table:print="false">
        <table:table-column table:style-name="co4" table:number-columns-repeated="2" table:default-cell-style-name="Default"/>
        <table:table-column table:style-name="co4" table:number-columns-repeated="6" table:default-cell-style-name="ce8"/>
        <table:table-row table:style-name="ro1" table:number-rows-repeated="3245">
          <table:table-cell table:number-columns-repeated="8"/>
        </table:table-row>
        <table:table-row table:style-name="ro1">
          <table:table-cell table:number-columns-repeated="2"/>
          <table:table-cell table:style-name="Default" table:number-columns-repeated="6"/>
        </table:table-row>
        <table:table-row table:style-name="ro1" table:number-rows-repeated="1045329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SQL_CORP_INFO" table:style-name="ta1" table:print="false">
        <office:forms form:automatic-focus="false" form:apply-design-mode="false"/>
        <table:table-column table:style-name="co4" table:number-columns-repeated="3" table:default-cell-style-name="Default"/>
        <table:table-column table:style-name="co50" table:default-cell-style-name="Default"/>
        <table:table-column table:style-name="co53" table:default-cell-style-name="Default"/>
        <table:table-column table:style-name="co4" table:number-columns-repeated="3" table:default-cell-style-name="Default"/>
        <table:table-column table:style-name="co54" table:default-cell-style-name="Default"/>
        <table:table-row table:style-name="ro1">
          <table:table-cell table:number-columns-repeated="9"/>
        </table:table-row>
      </table:table>
      <table:table table:name="金融业销售利润率表" table:style-name="ta1" table:print="false">
        <office:forms form:automatic-focus="false" form:apply-design-mode="false"/>
        <table:table-column table:style-name="co4" table:number-columns-repeated="2" table:default-cell-style-name="Default"/>
        <table:table-column table:style-name="co4" table:number-columns-repeated="5" table:default-cell-style-name="ce8"/>
        <table:table-row table:style-name="ro1" table:number-rows-repeated="1048575">
          <table:table-cell table:number-columns-repeated="7"/>
        </table:table-row>
        <table:table-row table:style-name="ro1">
          <table:table-cell table:number-columns-repeated="7"/>
        </table:table-row>
      </table:table>
      <table:database-ranges>
        <table:database-range table:target-range-address="SQL_CORP_INFO.A1:SQL_CORP_INFO.I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percentage-style style:name="N117">
      <number:number number:decimal-places="1" number:min-integer-digits="1"/>
      <number:text>%</number:text>
    </number:percentage-style>
    <style:style style:name="Default" style:family="table-cell">
      <style:text-properties style:font-name-asian="微软雅黑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6">06/16/2017</text:date>, <text:time>22:15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4T07:46:50.17</meta:creation-date>
    <dc:date>2017-06-16T22:15:33.17</dc:date>
    <meta:editing-duration>PT19H14M27S</meta:editing-duration>
    <meta:editing-cycles>467</meta:editing-cycles>
    <meta:generator>OpenOffice/4.1.3$Win32 OpenOffice.org_project/413m1$Build-9783</meta:generator>
    <meta:document-statistic meta:table-count="21" meta:cell-count="1070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1.383cm" svg:height="8.811cm" xlink:href=".." xlink:type="simple" chart:class="chart:line" chart:row-mapping="0 3 1 2" chart:style-name="ch1">
        <chart:title svg:x="9.258cm" svg:y="0.312cm" chart:style-name="ch2">
          <text:p>净资产收益率</text:p>
        </chart:title>
        <chart:legend chart:legend-position="end" svg:x="18.901cm" svg:y="3.307cm" style:legend-expansion="high" chart:style-name="ch3"/>
        <chart:plot-area chart:style-name="ch4" table:cell-range-address="净资产收益率表.C1:净资产收益率表.G4 净资产收益率表.B2:净资产收益率表.B4 净资产收益率表.B43:净资产收益率表.G43" chart:data-source-has-labels="both" svg:x="1.605cm" svg:y="1.698cm" svg:width="16.016cm" svg:height="5.504cm">
          <chartooo:coordinate-region svg:x="2.226cm" svg:y="1.91cm" svg:width="15.395cm" svg:height="5.08cm"/>
          <chart:axis chart:dimension="x" chart:name="primary-x" chart:style-name="ch5" chartooo:axis-type="auto">
            <chartooo:date-scale/>
            <chart:categories table:cell-range-address="净资产收益率表.C1:净资产收益率表.G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净资产收益率表.C2:净资产收益率表.G2" chart:label-cell-address="净资产收益率表.B2:净资产收益率表.B2" chart:class="chart:line">
            <chart:data-point chart:repeated="5"/>
          </chart:series>
          <chart:series chart:style-name="ch8" chart:values-cell-range-address="净资产收益率表.C43:净资产收益率表.G43" chart:label-cell-address="净资产收益率表.B43:净资产收益率表.B43" chart:class="chart:line">
            <chart:data-point chart:repeated="5"/>
          </chart:series>
          <chart:series chart:style-name="ch9" chart:values-cell-range-address="净资产收益率表.C3:净资产收益率表.G3" chart:label-cell-address="净资产收益率表.B3:净资产收益率表.B3" chart:class="chart:line">
            <chart:data-point chart:repeated="5"/>
          </chart:series>
          <chart:series chart:style-name="ch10" chart:values-cell-range-address="净资产收益率表.C4:净资产收益率表.G4" chart:label-cell-address="净资产收益率表.B4:净资产收益率表.B4" chart:class="chart:line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净资产收益率表.C1:净资产收益率表.G1</svg:desc>
                </draw:g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净资产收益率表.B2:净资产收益率表.B2</svg:desc>
                </draw:g>
              </table:table-cell>
              <table:table-cell office:value-type="float" office:value="NaN">
                <text:p>NaN</text:p>
                <draw:g>
                  <svg:desc>净资产收益率表.C2:净资产收益率表.G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净资产收益率表.B43:净资产收益率表.B43</svg:desc>
                </draw:g>
              </table:table-cell>
              <table:table-cell office:value-type="float" office:value="NaN">
                <text:p>NaN</text:p>
                <draw:g>
                  <svg:desc>净资产收益率表.C43:净资产收益率表.G4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净资产收益率表.B3:净资产收益率表.B3</svg:desc>
                </draw:g>
              </table:table-cell>
              <table:table-cell office:value-type="float" office:value="NaN">
                <text:p>NaN</text:p>
                <draw:g>
                  <svg:desc>净资产收益率表.C3:净资产收益率表.G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净资产收益率表.B4:净资产收益率表.B4</svg:desc>
                </draw:g>
              </table:table-cell>
              <table:table-cell office:value-type="float" office:value="NaN">
                <text:p>NaN</text:p>
                <draw:g>
                  <svg:desc>净资产收益率表.C4:净资产收益率表.G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8.805cm" xlink:href=".." xlink:type="simple" chart:class="chart:line" chart:style-name="ch1">
        <chart:legend chart:legend-position="end" svg:x="13.518cm" svg:y="3.304cm" style:legend-expansion="high" chart:style-name="ch2"/>
        <chart:plot-area chart:style-name="ch3" table:cell-range-address="资产周转次数表.B2:资产周转次数表.G4 资产周转次数表.B43:资产周转次数表.G43" chart:data-source-has-labels="column" svg:x="0.77cm" svg:y="0.839cm" svg:width="12.108cm" svg:height="7.37cm">
          <chartooo:coordinate-region svg:x="1.391cm" svg:y="1.051cm" svg:width="11.393cm" svg:height="6.48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资产周转次数表.C2:资产周转次数表.G2" chart:label-cell-address="资产周转次数表.B2:资产周转次数表.B2" chart:class="chart:line">
            <chart:data-point chart:repeated="5"/>
          </chart:series>
          <chart:series chart:style-name="ch7" chart:values-cell-range-address="资产周转次数表.C3:资产周转次数表.G3" chart:label-cell-address="资产周转次数表.B3:资产周转次数表.B3" chart:class="chart:line">
            <chart:data-point chart:repeated="5"/>
          </chart:series>
          <chart:series chart:style-name="ch8" chart:values-cell-range-address="资产周转次数表.C4:资产周转次数表.G4" chart:label-cell-address="资产周转次数表.B4:资产周转次数表.B4" chart:class="chart:line">
            <chart:data-point chart:repeated="5"/>
          </chart:series>
          <chart:series chart:style-name="ch9" chart:values-cell-range-address="资产周转次数表.C43:资产周转次数表.G43" chart:label-cell-address="资产周转次数表.B43:资产周转次数表.B43" chart:class="chart:line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资产周转次数表.B2:资产周转次数表.B2</svg:desc>
                </draw:g>
              </table:table-cell>
              <table:table-cell office:value-type="float" office:value="NaN">
                <text:p>NaN</text:p>
                <draw:g>
                  <svg:desc>资产周转次数表.C2:资产周转次数表.G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资产周转次数表.B3:资产周转次数表.B3</svg:desc>
                </draw:g>
              </table:table-cell>
              <table:table-cell office:value-type="float" office:value="NaN">
                <text:p>NaN</text:p>
                <draw:g>
                  <svg:desc>资产周转次数表.C3:资产周转次数表.G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资产周转次数表.B4:资产周转次数表.B4</svg:desc>
                </draw:g>
              </table:table-cell>
              <table:table-cell office:value-type="float" office:value="NaN">
                <text:p>NaN</text:p>
                <draw:g>
                  <svg:desc>资产周转次数表.C4:资产周转次数表.G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资产周转次数表.B43:资产周转次数表.B43</svg:desc>
                </draw:g>
              </table:table-cell>
              <table:table-cell office:value-type="float" office:value="NaN">
                <text:p>NaN</text:p>
                <draw:g>
                  <svg:desc>资产周转次数表.C43:资产周转次数表.G4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Scripts/javascript/Library1/parcel-descriptor.xml><?xml version="1.0" encoding="utf-8"?>
<parcel xmlns:parcel="scripting.dtd" language="JavaScript">
  <script language="JavaScript">
    <locale lang="en">
      <displayname value="Macro1.js"/>
      <description>Macro1.js</description>
    </locale>
    <logicalname value="Macro1.js"/>
    <functionname value="Macro1.js"/>
  </script>
</parcel>
</file>